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text-properties style:text-underline-style="none"/>
    </style:style>
    <style:style style:name="P4" style:family="paragraph" style:parent-style-name="Standard">
      <style:text-properties style:text-underline-style="none"/>
    </style:style>
    <style:style style:name="P5" style:family="paragraph" style:parent-style-name="Standard">
      <style:paragraph-properties>
        <style:tab-stops>
          <style:tab-stop style:position="7.276cm"/>
        </style:tab-stops>
      </style:paragraph-properties>
      <style:text-properties style:text-underline-style="none"/>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iochimie.</text:p>
      <text:p text:style-name="Standard"/>
      <text:p text:style-name="P1">I/Introduction: notion de base</text:p>
      <text:p text:style-name="P1"/>
      <text:p text:style-name="P1"><text:span text:style-name="T1"><text:tab/></text:span>1.1/Structure de la cellule:</text:p>
      <text:p text:style-name="P1"/>
      <text:p text:style-name="P3">Une cellule est l'unité de base des être vivant c'est la plus petite entité vivante une cellule est la plus petite chose capable de se nourrir de se reproduire et de respirer de manière autonome. Leur volume est délimité par la membrane plasmique, une cellule est remplie d'un gel que l'on appelle le cytoplasme(organites+partie liquide que l'on appelle le hyaloplasme). </text:p>
      <text:p text:style-name="P3">On a un organite très important c'est le ribosome celui-ci est caractéristique de toutes les cellules, elle a aussi un centre de commandement:l'ADN ces éléments sont communs à toutes les cellules du monde vivant.</text:p>
      <text:p text:style-name="P3"><text:s/>Grace au noyau on distingue deux types de cellule. Si l'ADN est libre dans le cytoplasme on parle de cellules procaryotes l'ADN est en contact avec le cytoplasme, on trouve chez les procaryotes les bactéries. </text:p>
      <text:p text:style-name="P3">On a aussi des cellules qui ont un noyau l'ADN est isolée du cytoplasme on parle de cellules eucaryotes. Selon la complexité de l'organisme on distingue les unicellulaires(toutes les bactéries) mais aussi beaucoup de cellules eucaryote les champignons microscopiques les levures les algues les protozoaires. On a des être complexes avec de nombreuses cellules les êtres pluricellulaires (animaux, champignons de foret). Le domaine des <text:span text:style-name="T2">archébactéries</text:span> (bactéries primitives en milieu hostile), le domaine des <text:span text:style-name="T2">eubactéries</text:span> et les <text:span text:style-name="T2">eucaryotes</text:span>. </text:p>
      <text:p text:style-name="P3">L'ultra structure n'est observable qu'au microscope électronique. REG:protéines <text:s/>REL:lipides On parle d'enveloppe nucléaire car il s'agit d'une double membrane. Le noyau n'est pas hermétique l'enveloppe nucléaire est donc percée de pores, ils permettent les échanges entre le noyau et le cytoplasme. Le centrosome est caractéristique des cellule animal c'est grace à lui que le fuseau mitotique va se former. On a aussi le<text:span text:style-name="T2"> lysosome et le péroxysome</text:span> ce sont des organites impliquées dans la gestion des déchets de la cellule. </text:p>
      <text:p text:style-name="P3">Il existe un flux dans la cellule qui part de l'enveloppe nucléaire cette dernière en bourgeonnant va former l'appareil de golgi et va former REG et les vésicules d'exocytose elle contiennent des molécules qui doivent être excrétée à l'extérieur de la cellule. La cellule végétales contient les même organites sauf le centrosome cependant on va retrouver 3 élément caractéristique on va avoir une paroi pecto-cellulosique et deux organites caractéristiques: le chloroplaste et également dans les cellules adultes la vacuole (rediculmium endoplasmique dilatée rempli d'eau et de réserves) qui peut être très importante.</text:p>
      <text:p text:style-name="P3"/>
      <text:p text:style-name="P3"><text:tab/><text:span text:style-name="T3">1.2/La mitochondrie:</text:span></text:p>
      <text:p text:style-name="P3"/>
      <text:p text:style-name="P5">La mitochondrie c'est l'organite qui est responsable de la plus part des réactions énergétiques de la cellule, c'est un organites allongées ou plutôt granulaire (arrondie) cela va dépendre de l'état de la cellule plus les mitochondrie sont allongées plus la cellule est active et produit de l'énergie. La mitochondrie a une enveloppe mitochondriale, il s'agit d'une double membrane (double couche de phospholipides) on a une membrane externe, on a aussi une membrane interne entre les deux on a un espace inter-membranaire celui-ci est vital dans le fonctionnement de la mitochondrie la membrane interne est<text:span text:style-name="T2"> crélée</text:span><text:span text:style-name="T4">,</text:span> elle forme des crêtes mitochondriales, plus il y a de crêtes plus la mitochondrie est active. Ces crêtes permettent d'augmenter le sur face de la membrane interne. On a une matrice mitochondriale, dans cette matrice on va retrouver des élément particulier puisque dasn la mitochondrie on trouve de l'ADNmt et on retrouve des ribosomes mitochondriaux. La mitochondrie st une organite semi autonome. La mitochondrie est capable de se diviser indépendament de la cellule en cas de forte demande en énergie elle se multipie d'elle même une partie des protéines mitochondriales sont fabriquées par la mitochondrie elle même. 20% des protéines mitochondriales sont codées par l'ADNmt c'est pour cela que l'in dit qu'elle est semi <text:soft-page-break/>autonome. La mitochondrie serait une ancienne bactérie qui se serait lise en symbiose avec une cellule. On a une ADN circulaire et de nombreux autres indices. Les mitochondrie sont responsable d'une grande partie des réaction du métabolisme énergétique on retrouve les enzymes du cycle de Creps on retrouve aussi les enzymes de la béta-oxydation et enfin à la surface de la membrane interne il existe des complexes qui forment la chaine respiratoire. Cette chaine respiratoire est constituée de 6 complexes dont le dernier est un enzyme que l'on appel l'ATP syntase. Il s'agit d'une enzyme fondamentale dans la synthèse de l'ATP. On a également à la surface des 2 membrane une série de protéines que l'on appel des navettes qui assurent le transport de protéine de la mitochondrie vers le cytoplasme et inversement. La mitochondrie est impliquée dans l'apoptose, et le mécanisme de l'apoptose dépend de la mitochondrie.</text:p>
      <text:p text:style-name="P3"/>
      <text:p text:style-name="P1">II/Les notions de bases en chimie organique.</text:p>
      <text:p text:style-name="P3"/>
      <text:p text:style-name="P3"><text:tab/><text:span text:style-name="T3">2.1/La liaison covalente:</text:span></text:p>
      <text:p text:style-name="P3"/>
      <text:p text:style-name="P1"><text:span text:style-name="T1"><text:tab/></text:span>2.1.1/Caractéristiques:</text:p>
      <text:p text:style-name="P1"/>
      <text:p text:style-name="P3">Il s'agit d'une liaison forte, il faut une certaine énergie pour arriver à la casser, un atome est fait d'un noyau dans lequel on trouve des protons et des neutrons autour de ce noyau on trouve un nuages électroniques. Les électrons possèdent une certaine énergie ce qui fait que l'on a classé ces électrons en différentes couches elles sont caractérisée par leur degré de saturation en électrons, elles ne peuvent pas en contenir plus de 8e-, les seul atomes qui ont leur couche la plus externe saturée sont les gaz rares tous les autres atomes ont leur couche externe non saturée, à partir de là on peut représenter les atomes par Lewis grâce à la règle de l'octet: sur la couche le plus externe les électrons s'organisent en doublets, le carbone possède sur sa couche externe seulement 4 e- il a donc sur sa couche externe 4 e- libres. Chaque e- libres donne à l'atome une possibilité de valence, il est tétra-valence 4 possibilité de faire des valences avec 4 atomes. L'O2 possède 6e-, 4 e- font former 2 doublets les 2 restants restent libres, ils sont susceptibles d'agir avec un autre atome pour former des liaisons covalentes, pour saturer la dernière couche l'atome peut céder ou capter des électrons et ainsi devenir un ion. L'atome de sodium n'a qu'un électron sur sa couche externe il va donc chercher à le céder c'est le phénomène d'ionisation. Chaque électron de libre est susceptibles de former une liaison avec un autre atome. Ainsi l'H va chercher à éjecter un électron à l'inverse l'O2 va chercher à en capter un on peut ainsi obtenir la molécule d'eau. On obtient ainsi des liaisons covalentes simples qui vont permette aux atomes de tourner autour de l'O2.</text:p>
      <text:p text:style-name="P3">Il est possible d'établir entre deux atomes deux liaisons covalentes exemple typique avec l'O2. Les liaisons simples permettent un pouvoir rotatif. Les triples liaisons covalentes existent aussi. Il existe des angles spécifiques. Les doublets rendent les électrons non réactifs.</text:p>
      <text:p text:style-name="P3"/>
      <text:p text:style-name="P1"><text:span text:style-name="T1"><text:tab/></text:span>2.2/Les liaisons faibles:</text:p>
      <text:p text:style-name="P3"/>
      <text:p text:style-name="P3">Elles se forment soit entre 2 molécules différentes elles seront alors inter-moléculaires et on aura des liaisons faibles au sein d'une même molécules intra-moléculaires. Elles ont dites faibles car on peut facilement les casser avec assez peu d'énergie un peu de chauffage suffit à les rompre.</text:p>
      <text:p text:style-name="P3"/>
      <text:p text:style-name="P1"><text:span text:style-name="T1"><text:tab/></text:span>2.2.1/Les forces de van der Walls:</text:p>
      <text:p text:style-name="P3"/>
      <text:p text:style-name="P3"><text:s/>Ce sont les plus nombreuses, elles sont dues au rapprochement de deux atomes qui vont interagir grâce à leur fluctuation de charges électriques. Ces forces impliquent obligatoirement des atomes chargés négativement et positivement. Elles font intervenir 2 atomes différents chargés – et +. <text:s/>Lorsque 2 atomes sont trop proches vont se repousser si il sont trop éloigner il n'y a pas d'attraction il existe donc une distance optimale à l'interaction de van des walls cela permet de limiter les possibilités d'interaction entre molécules. Il y a une interaction de van der walls particulière que l'on <text:soft-page-break/>appel la liaison hydrogène. On va la retrouver dans de très nombreux cas, dans l'eau liquide il y a beaucoup de liaisons hydrogènes entre les molécules d'eau. A l'état gazeux les molécules sont trop éloignées et a l'état solide elles sont trop proches. Une liaison de van met en jeu un atome - (oxygène) et un atome + (hydrogène). Les atomes H sont légèrement + car l'O attire les électrons vers lui les H ont un léger déficits en -. Ce sont des charges faibles mais elles permettent la formation de liaison hydrogènes elles assurent une certaines cohésion entre les molécules d'eau à l'état liquide à 100°C ces dernières se rompent. On les retrouve entre les alcool et les cétones. L'atome d'azote est lui aussi gourmand en e-. <text:span text:style-name="T2">La double hélice de l'ADN est maintenue grâce aux liaisons H</text:span>. Les molécules d'eau peuvent former des liaisons avec des molécules organiques comme des alcools. L'eau est le s<text:span text:style-name="T2">olvant universelle car elle peut former des liaisons hydrogènes avec de nombreuses molécules organiques c'est ce qui fait qu'elles sont solubles dans l'eau. </text:span></text:p>
      <text:p text:style-name="P3"/>
      <text:p text:style-name="P3"><text:tab/><text:span text:style-name="T3">2.2.2/Les liaisons ioniques:</text:span></text:p>
      <text:p text:style-name="P3"/>
      <text:p text:style-name="P3">Elles s'établissent entre 2 molécules ioniques, entre les minéraux NaCl devient Na+ Cl-. Si les minéraux sont capable de faire des cristaux c'est parce que ces liaisons deviennent fortes en absence d'eau. </text:p>
      <text:p text:style-name="P3"/>
      <text:p text:style-name="P3"><text:tab/><text:span text:style-name="T3">2.2.3/Les liaisons hydrophobes:</text:span></text:p>
      <text:p text:style-name="P3"/>
      <text:p text:style-name="P3">Il se forme par le rapprochement de deux groupements hydrophobes dans l'objectif d'exclure les molécules d'eau. Les <text:span text:style-name="T2">phospholipides</text:span> de la membrane plasmique les deux parties hydrophobes vont s'attirer pour exclure les molécules d'eau.</text:p>
      <text:p text:style-name="P3"/>
      <text:p text:style-name="P3"><text:tab/><text:span text:style-name="T3">2.3/Principales notions:</text:span></text:p>
      <text:p text:style-name="P1"/>
      <text:p text:style-name="P3"><text:tab/><text:span text:style-name="T3">2.3.1/Polarité:</text:span></text:p>
      <text:p text:style-name="P1"/>
      <text:p text:style-name="P3">Un molécules polaire c'est une molécule organiques chargées une molécule apolaire est une molécule qui n'est pas chargée en solution elle peut s'ioniser une molécule apolaire ne le peut pas. La fonction amine peut se charger et devenir une fonction ionisée. Le molécules indissociables dans l'eau sont apolaires. Une molécule apolaire n'est pas forcément hydrophobe la fonction alcool est hydrophile.</text:p>
      <text:p text:style-name="P3"/>
      <text:p text:style-name="P3"><text:tab/><text:span text:style-name="T3">2.3.2/Hydrophilie/Hydrophobie:</text:span></text:p>
      <text:p text:style-name="P3"/>
      <text:p text:style-name="P3">Une molécule hydrophile est soluble dans l'eau elle doit donc être capable de faire des liaison hydrogène avec l'eau elles sont donc solubles c'est le cas d'un grand nombre de molécules. Les hydrophobe sont solubles dans des solvants dits organiques l'éthanol, le benzène, l'éther. Si on les mélanges à l'eau on obtient de phases les hydrophobes étant généralement plus légères. On a une longue<text:span text:style-name="T2"> chaine carbonée aliphatique (alcane, alcène...) </text:span>on a aussi beaucoup de molécules organiques hydrophobes comme les lipides.</text:p>
      <text:p text:style-name="P3"/>
      <text:p text:style-name="P3"><text:tab/><text:span text:style-name="T3">2.3.3/Acide/base:</text:span></text:p>
      <text:p text:style-name="P1"/>
      <text:p text:style-name="P3">On définie un acide comme étant une molécules capable de céder un proton en solution dans l'eau. Une base c'est l'inverse. Il existe donc des couples acido-basique il est former de l'acide et des a base conjuguée. On peut écrire son équation de dissociation.</text:p>
      <text:p text:style-name="P3">HA/A-<text:tab/><text:tab/>HA+H2O=H3O++A- <text:s/>Pour chaque couple eil existe une constante de dissociation elle est égale à Ka= (H30+)(A-)/(HA)<text:tab/>on a pH=pKA+log(A-)/(HA)<text:tab/>Lorsque l'on étudie un couple la connaissance de son pKA est indispensables cela permet de connaître en fonction du pH la forme majoritaire du couple. On sera devant une solution tampon. Une solution tampon permet de <text:soft-page-break/>limiter les variation de pH de notre solution si dans notre solution tampon on rajoute un acide ou une base le pH ne variera que très peu. Il y a un certains nombre de réaction dans nos cellule qui doivent se réaliser à pH constant il y a donc des solutions tampon qui maintiennent ce dernier.</text:p>
      <text:p text:style-name="P3"/>
      <text:p text:style-name="P3"><text:tab/><text:span text:style-name="T3">2.3.4/Oxydation/réduction:</text:span></text:p>
      <text:p text:style-name="P1"/>
      <text:p text:style-name="P3">Une oxydation c'est une perte d'e- par une molécule en chimie organique. En biochimie on associe l'oxydation à une perte de protons. La réduction c'est l'inverse. Il existe des couples red/ox <text:s/>l'équation générale.<text:tab/>ared=box+ne- <text:s text:c="3"/>En biochimie lorsque l'on a une réaction ox/red elle est couplée avec une autre réaction redox puisque les électrons ne peuvent être libres dans la cellule.</text:p>
      <text:p text:style-name="P3">red1+ox2=ox1+red2 <text:s/>En biochimie les e- sont échangés 2 à 2.</text:p>
      <text:p text:style-name="P3"/>
      <text:p text:style-name="P3"><text:tab/><text:span text:style-name="T3">2.3.5/Carbone asymétrie:</text:span></text:p>
      <text:p text:style-name="P1"/>
      <text:p text:style-name="P3">L'atome de carbone est <text:span text:style-name="T2">tétravalent</text:span> il est susceptible de former 4 liaisons il porte donc 4 substituants confère à la molécule un pouvoir rotatoire quand la liaison covalente est simple.En effet selon comment seront agencer les autres atomes la molécules aura des propriétés différentes et notamment des propriétés optiques. Le pouvoir rotatoire c'st al faculté d'une molécule a déviée le plan de la lumière polarisée. La lumière est une onde électro magnétiques composée de photons ces deniers tournent sur eux même pour se déplacer on peut polariser la lumière planche en lui faisant traverser un miroir polariseur tous les photons vont se déplacer alors en tournant dans le même sens. Les photons vont être déviés d'un certains angles lorsqu'il y a un ou plusieurs carbones asymétriques. <text:span text:style-name="T2">dextrogyre/dévie vers la droite angle positif<text:tab/>levogyre/dévie vers la gauche</text:span> <text:span text:style-name="T2">angle négatif</text:span> <text:s/>Une protéine qui posséde des carbones asymétrique est optiquement active. Une molécule optiquement active est soit dextrogyre ou levogyre. On a une <text:span text:style-name="T2">isomérie optique ou une enantionerie</text:span>. On aura ainsi l'énantiomère L lorsque la fonction est à gauche du carbone asymétrique. On aura un énantiomère D si la fonction est à droite du carbone asymétrique. Ce type de molécules est dit<text:span text:style-name="T2"> chirale elles sont l'image l'une de l'autre dans un miroir.</text:span> </text:p>
      <text:p text:style-name="P3"/>
      <text:p text:style-name="P1"><text:span text:style-name="T1"><text:tab/></text:span>2.4/Les principales fonctions des molécules biologiques:</text:p>
      <text:p text:style-name="P1"/>
      <text:p text:style-name="P3">Le carbone est souvent lié à un atome d'O2, il existe de très nombreuse molécules qui contiennent le groupement OH on a la fonction alcool avec un groupement hydroxyle. On trouve les <text:span text:style-name="T2">alcools</text:span> primaires, secondaires ou tertiaires. <text:s/>Alcool primaire CH2COOH <text:s text:c="2"/>alcool secondaire R1-CHOM-R2 ces molécules seront optiquement active. <text:s text:c="3"/>alcool tertiaire R1-COH-R2</text:p>
      <text:p text:style-name="P3"><text:tab/><text:tab/><text:tab/><text:tab/><text:tab/><text:tab/><text:tab/><text:tab/> <text:s text:c="7"/>R3</text:p>
      <text:p text:style-name="P3">La <text:span text:style-name="T2">fonction carbonyle</text:span> est une fonction ou carbone et oxygène sont liés par une double liaison on distingue la fonction<text:span text:style-name="T2"> aldéhyde</text:span> (à l'extérieur de la molécule) et la fonction <text:span text:style-name="T2">cétone</text:span>. Dans la fonction cétone le carbone est substitué par 2 groupements on ne le retrouve qu'à l'intérieur d'une molécule.</text:p>
      <text:p text:style-name="P3">Aldéhyde <text:s text:c="2"/>R-CHO<text:tab/><text:tab/>Cétone <text:s text:c="3"/>R1-CO-R2</text:p>
      <text:p text:style-name="P3"/>
      <text:p text:style-name="P3">La fonction <text:span text:style-name="T2">carboxylique</text:span> le carbone est lié à l'O2 par une double liaison elle est ionisable dans l'eau<text:tab/>R-COOH <text:s/></text:p>
      <text:p text:style-name="P3"/>
      <text:p text:style-name="P3">Les fonctions <text:span text:style-name="T2">amines C-N</text:span> est basique car dans l'eau elle peut se charger positivement.</text:p>
      <text:p text:style-name="P3">La fonction amide résulte de la <text:span text:style-name="T2">combinaison d'une amine et d'une carboxylique</text:span></text:p>
      <text:p text:style-name="P3">On trouve de l'azote également dans plusieurs composés cycliques y compris dans les composants importants des acides nucléiques.</text:p>
      <text:p text:style-name="P3"/>
      <text:p text:style-name="P1">Phosphate:</text:p>
      <text:p text:style-name="P1"/>
      <text:p text:style-name="P3">Le phosphate inorganique est un ion stable formé à partir de l'acide phosphorique H3PO4. On l'écrit <text:soft-page-break/>souvent Pi. Des esters de phosphate peuvent se former entre un phosphate peuvent se former entre un phosphate et un groupement hydroxyle libre. Possibilité de former des liaisons phosphodiester on la retrouve chez les lipides et les acides nucléiques.</text:p>
      <text:p text:style-name="P3"/>
      <text:p text:style-name="P3">La combinaison d'un phosphate et d'un groupement carboxylique ou de deux groupement phosphate donne un anhydride.Cette liaison permet de mettre en réserve de l'énergie comme dans l'ATP. </text:p>
      <text:p text:style-name="P3"/>
      <text:p text:style-name="P1">2.4.2/Degrés d'oxydation du carbone:</text:p>
      <text:p text:style-name="P3"/>
      <text:p text:style-name="P3">Plus un atome de carbone est lié a des atomes d'O2 plus il est oxydé, plus il est lié à des H plus il est réduit. La fonction alcool est la fonction la moins oxydée ensuite ce sont les cétones et lui plus oxydé c'est la fonction carboxylique. On doit connaître le degré d'oxydation d'un carbone car cela paermet de numéroter les atomes de carbone d'une molécule on numérote en commençant par le carbone le plus oxydé. On peut aussi évaluer le potentiel énergétique plus une molécule est réduite plus elle est énergétique.</text:p>
      <text:p text:style-name="P3"/>
      <text:p text:style-name="P1">3-La biochimie:</text:p>
      <text:p text:style-name="P1"/>
      <text:p text:style-name="P1">3.1-Les molécules biologiques:</text:p>
      <text:p text:style-name="P1"/>
      <text:p text:style-name="P3">Ce sont des molécules organiques constituées au moins de C,O et H. On retrouve aussi très souvent les éléments souffre, phosphore et azote. Elles sont constituées d'un squelette carbonée et possède une ou plusieurs fonctions chimiques ce qui fait que ce sont des molécules très réactives. Ce qui va permettre de produire de l'énergie ou de fabriquer de la matière.</text:p>
      <text:p text:style-name="P3"/>
      <text:p text:style-name="P1">3.2/Le métabolisme:</text:p>
      <text:p text:style-name="P3"/>
      <text:p text:style-name="P3">C'est l'ensemble des réactions biochimiques ce produisants dans une cellule. L'ensemble des réactions du catabolisme et de l'anabolisme. Une grande partie de la matière c'est de la matière protéique, anabolisme réactions de synthèses donc demandatrice d'énergie. Le catabolisme regroupe les réactions de dégradations donc les réactions productrices d'énergies.</text:p>
      <text:p text:style-name="P3"/>
      <text:p text:style-name="P3"/>
      <text:p text:style-name="P3"/>
      <text:p text:style-name="P3"/>
      <text:p text:style-name="P3"/>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in margier</meta:initial-creator>
    <meta:creation-date>2011-02-07T08:15:58</meta:creation-date>
    <dc:date>2011-03-12T15:25:52</dc:date>
    <dc:creator>robin margier</dc:creator>
    <meta:editing-duration>PT04H42M56S</meta:editing-duration>
    <meta:editing-cycles>7</meta:editing-cycles>
    <meta:generator>OpenOffice.org/3.2$Unix OpenOffice.org_project/320m18$Build-9502</meta:generator>
    <meta:document-statistic meta:table-count="0" meta:image-count="0" meta:object-count="0" meta:page-count="5" meta:paragraph-count="56" meta:word-count="2539" meta:character-count="16180"/>
  </office:meta>
</office:document-meta>
</file>